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3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6.6cm"/>
    </style:style>
    <style:style style:name="co8" style:family="table-column">
      <style:table-column-properties fo:break-before="auto" style:column-width="13.628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5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s" table:style-name="ta1">
        <table:shapes>
          <draw:frame draw:z-index="0" draw:style-name="gr1" draw:text-style-name="P1" svg:width="17.566cm" svg:height="9.005cm" svg:x="2.368cm" svg:y="0.106cm">
            <draw:object draw:notify-on-update-of-ranges="data.B1:data.F1 data.B2:data.F2 data.B3:data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3">
          <table:table-cell table:number-columns-repeated="2"/>
        </table:table-row>
        <table:table-row table:style-name="ro1">
          <table:table-cell/>
          <table:table-cell>
            <draw:frame draw:z-index="1" draw:style-name="gr1" draw:text-style-name="P1" svg:width="17.538cm" svg:height="8.999cm" svg:x="0.001cm" svg:y="0.001cm">
              <draw:object draw:notify-on-update-of-ranges="data.B1:data.F1 data.B4:data.F4 data.B5:data.F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VX2</text:p>
          </table:table-cell>
          <table:table-cell office:value-type="string" calcext:value-type="string">
            <text:p>FMA3</text:p>
          </table:table-cell>
          <table:table-cell office:value-type="string" calcext:value-type="string">
            <text:p>SSE4.1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no SIMD</text:p>
          </table:table-cell>
        </table:table-row>
        <table:table-row table:style-name="ro1">
          <table:table-cell office:value-type="string" calcext:value-type="string">
            <text:p>Throughput float no key</text:p>
          </table:table-cell>
          <table:table-cell table:formula="of:=(1048576/(MIN([$avx2.D12];[$avx2.D13];[$avx2.D14])/1000000))/1024" office:value-type="float" office:value="301308.514613757" calcext:value-type="float">
            <text:p>301308,514613757</text:p>
          </table:table-cell>
          <table:table-cell table:formula="of:=(1048576/(MIN([$fma3.D12];[$fma3.D13];[$fma3.D14])/1000000))/1024" office:value-type="float" office:value="303896.342856804" calcext:value-type="float">
            <text:p>303896,342856804</text:p>
          </table:table-cell>
          <table:table-cell table:formula="of:=(1048576/(MIN([$sse41.D12];[$sse41.D13];[$sse41.D14])/1000000))/1024" office:value-type="float" office:value="258854.518199444" calcext:value-type="float">
            <text:p>258854,518199444</text:p>
          </table:table-cell>
          <table:table-cell table:formula="of:=(1048576/(MIN([$sse2.D12];[$sse2.D13];[$sse2.D14])/1000000))/1024" office:value-type="float" office:value="257579.606939557" calcext:value-type="float">
            <text:p>257579,606939557</text:p>
          </table:table-cell>
          <table:table-cell table:formula="of:=(1048576/(MIN([$no_simd.D12];[$no_simd.D13];[$no_simd.D14])/1000000))/1024" office:value-type="float" office:value="49018.4345694851" calcext:value-type="float">
            <text:p>49018,4345694851</text:p>
          </table:table-cell>
        </table:table-row>
        <table:table-row table:style-name="ro1">
          <table:table-cell office:value-type="string" calcext:value-type="string">
            <text:p>Throughput float key</text:p>
          </table:table-cell>
          <table:table-cell table:formula="of:=(1048576/(MIN([$avx2.D15];[$avx2.D16];[$avx2.D17])/1000000))/1024" office:value-type="float" office:value="90350.0180876501" calcext:value-type="float">
            <text:p>90350,0180876501</text:p>
          </table:table-cell>
          <table:table-cell table:formula="of:=(1048576/(MIN([$fma3.D15];[$fma3.D16];[$fma3.D17])/1000000))/1024" office:value-type="float" office:value="90597.0202073822" calcext:value-type="float">
            <text:p>90597,0202073822</text:p>
          </table:table-cell>
          <table:table-cell table:formula="of:=(1048576/(MIN([$sse41.D15];[$sse41.D16];[$sse41.D17])/1000000))/1024" office:value-type="float" office:value="74434.8331758378" calcext:value-type="float">
            <text:p>74434,8331758378</text:p>
          </table:table-cell>
          <table:table-cell table:formula="of:=(1048576/(MIN([$sse2.D15];[$sse2.D16];[$sse2.D17])/1000000))/1024" office:value-type="float" office:value="74510.117804571" calcext:value-type="float">
            <text:p>74510,117804571</text:p>
          </table:table-cell>
          <table:table-cell table:formula="of:=(1048576/(MIN([$no_simd.D15];[$no_simd.D16];[$no_simd.D17])/1000000))/1024" office:value-type="float" office:value="13095.3827266275" calcext:value-type="float">
            <text:p>13095,3827266275</text:p>
          </table:table-cell>
        </table:table-row>
        <table:table-row table:style-name="ro1">
          <table:table-cell office:value-type="string" calcext:value-type="string">
            <text:p>Throughput PCM no key</text:p>
          </table:table-cell>
          <table:table-cell table:formula="of:=(1048576/(MIN([$avx2.D18];[$avx2.D19];[$avx2.D20])/1000000))/1024" office:value-type="float" office:value="303722.378763162" calcext:value-type="float">
            <text:p>303722,378763162</text:p>
          </table:table-cell>
          <table:table-cell table:formula="of:=(1048576/(MIN([$fma3.D18];[$fma3.D19];[$fma3.D20])/1000000))/1024" office:value-type="float" office:value="306966.398570688" calcext:value-type="float">
            <text:p>306966,398570688</text:p>
          </table:table-cell>
          <table:table-cell table:formula="of:=(1048576/(MIN([$sse41.D18];[$sse41.D19];[$sse41.D20])/1000000))/1024" office:value-type="float" office:value="257769.588223152" calcext:value-type="float">
            <text:p>257769,588223152</text:p>
          </table:table-cell>
          <table:table-cell table:formula="of:=(1048576/(MIN([$sse2.D18];[$sse2.D19];[$sse2.D20])/1000000))/1024" office:value-type="float" office:value="257150.74960448" calcext:value-type="float">
            <text:p>257150,74960448</text:p>
          </table:table-cell>
          <table:table-cell table:formula="of:=(1048576/(MIN([$no_simd.D18];[$no_simd.D19];[$no_simd.D20])/1000000))/1024" office:value-type="float" office:value="49162.4617718651" calcext:value-type="float">
            <text:p>49162,4617718651</text:p>
          </table:table-cell>
        </table:table-row>
        <table:table-row table:style-name="ro1">
          <table:table-cell office:value-type="string" calcext:value-type="string">
            <text:p>Throughput PCM key</text:p>
          </table:table-cell>
          <table:table-cell table:formula="of:=(1048576/(MIN([$avx2.D21];[$avx2.D22];[$avx2.D23])/1000000))/1024" office:value-type="float" office:value="90624.2809352709" calcext:value-type="float">
            <text:p>90624,2809352709</text:p>
          </table:table-cell>
          <table:table-cell table:formula="of:=(1048576/(MIN([$fma3.D21];[$fma3.D22];[$fma3.D23])/1000000))/1024" office:value-type="float" office:value="90832.4832571961" calcext:value-type="float">
            <text:p>90832,4832571961</text:p>
          </table:table-cell>
          <table:table-cell table:formula="of:=(1048576/(MIN([$sse41.D21];[$sse41.D22];[$sse41.D23])/1000000))/1024" office:value-type="float" office:value="74944.1943865042" calcext:value-type="float">
            <text:p>74944,1943865042</text:p>
          </table:table-cell>
          <table:table-cell table:formula="of:=(1048576/(MIN([$sse2.D21];[$sse2.D22];[$sse2.D23])/1000000))/1024" office:value-type="float" office:value="74677.4793433633" calcext:value-type="float">
            <text:p>74677,4793433633</text:p>
          </table:table-cell>
          <table:table-cell table:formula="of:=(1048576/(MIN([$no_simd.D21];[$no_simd.D22];[$no_simd.D23])/1000000))/1024" office:value-type="float" office:value="13099.4367498046" calcext:value-type="float">
            <text:p>13099,4367498046</text:p>
          </table:table-cell>
        </table:table-row>
      </table:table>
      <table:table table:name="avx2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2025-08-26T19:37:12+0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./throughput_avx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 on (12 X 3400 MHz CPU 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 Average: 0.66</text:p>
          </table:table-cell>
          <table:table-cell office:value-type="float" office:value="0.76" calcext:value-type="float">
            <text:p>0,76</text:p>
          </table:table-cell>
          <table:table-cell office:value-type="float" office:value="1.11" calcext:value-type="float">
            <text:p>1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WARNING*** CPU scaling is enabled</text:p>
          </table:table-cell>
          <table:table-cell office:value-type="string" calcext:value-type="string">
            <text:p><text:s/>the benchmark real time measurements may be noisy and will incur extra overhe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203" calcext:value-type="float">
            <text:p>203</text:p>
          </table:table-cell>
          <table:table-cell office:value-type="float" office:value="3427.36" calcext:value-type="float">
            <text:p>3427,36</text:p>
          </table:table-cell>
          <table:table-cell office:value-type="float" office:value="3407.47" calcext:value-type="float">
            <text:p>3407,4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207" calcext:value-type="float">
            <text:p>207</text:p>
          </table:table-cell>
          <table:table-cell office:value-type="float" office:value="3416.99" calcext:value-type="float">
            <text:p>3416,99</text:p>
          </table:table-cell>
          <table:table-cell office:value-type="float" office:value="3398.51" calcext:value-type="float">
            <text:p>3398,5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205" calcext:value-type="float">
            <text:p>205</text:p>
          </table:table-cell>
          <table:table-cell office:value-type="float" office:value="3438.47" calcext:value-type="float">
            <text:p>3438,47</text:p>
          </table:table-cell>
          <table:table-cell office:value-type="float" office:value="3419.65" calcext:value-type="float">
            <text:p>3419,6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61" calcext:value-type="float">
            <text:p>61</text:p>
          </table:table-cell>
          <table:table-cell office:value-type="float" office:value="11405.5" calcext:value-type="float">
            <text:p>11405,5</text:p>
          </table:table-cell>
          <table:table-cell office:value-type="float" office:value="11348.7" calcext:value-type="float">
            <text:p>11348,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92.5" calcext:value-type="float">
            <text:p>11392,5</text:p>
          </table:table-cell>
          <table:table-cell office:value-type="float" office:value="11333.7" calcext:value-type="float">
            <text:p>11333,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462.3" calcext:value-type="float">
            <text:p>11462,3</text:p>
          </table:table-cell>
          <table:table-cell office:value-type="float" office:value="11402.2" calcext:value-type="float">
            <text:p>11402,2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205" calcext:value-type="float">
            <text:p>205</text:p>
          </table:table-cell>
          <table:table-cell office:value-type="float" office:value="3389.18" calcext:value-type="float">
            <text:p>3389,18</text:p>
          </table:table-cell>
          <table:table-cell office:value-type="float" office:value="3371.5" calcext:value-type="float">
            <text:p>3371,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207" calcext:value-type="float">
            <text:p>207</text:p>
          </table:table-cell>
          <table:table-cell office:value-type="float" office:value="3390.38" calcext:value-type="float">
            <text:p>3390,38</text:p>
          </table:table-cell>
          <table:table-cell office:value-type="float" office:value="3371.96" calcext:value-type="float">
            <text:p>3371,9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207" calcext:value-type="float">
            <text:p>207</text:p>
          </table:table-cell>
          <table:table-cell office:value-type="float" office:value="3399.32" calcext:value-type="float">
            <text:p>3399,32</text:p>
          </table:table-cell>
          <table:table-cell office:value-type="float" office:value="3381.28" calcext:value-type="float">
            <text:p>3381,2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70" calcext:value-type="float">
            <text:p>11370</text:p>
          </table:table-cell>
          <table:table-cell office:value-type="float" office:value="11299.4" calcext:value-type="float">
            <text:p>11299,4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490.1" calcext:value-type="float">
            <text:p>11490,1</text:p>
          </table:table-cell>
          <table:table-cell office:value-type="float" office:value="11429.1" calcext:value-type="float">
            <text:p>11429,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71.1" calcext:value-type="float">
            <text:p>11371,1</text:p>
          </table:table-cell>
          <table:table-cell office:value-type="float" office:value="11316" calcext:value-type="float">
            <text:p>1131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</table:table>
      <table:table table:name="fma3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2025-08-26T19:40:26+0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./throughput_fma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 on (12 X 3400 MHz CPU 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 Average: 0.54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WARNING*** CPU scaling is enabled</text:p>
          </table:table-cell>
          <table:table-cell office:value-type="string" calcext:value-type="string">
            <text:p><text:s/>the benchmark real time measurements may be noisy and will incur extra overhe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208" calcext:value-type="float">
            <text:p>208</text:p>
          </table:table-cell>
          <table:table-cell office:value-type="float" office:value="3403.72" calcext:value-type="float">
            <text:p>3403,72</text:p>
          </table:table-cell>
          <table:table-cell office:value-type="float" office:value="3381.75" calcext:value-type="float">
            <text:p>3381,7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208" calcext:value-type="float">
            <text:p>208</text:p>
          </table:table-cell>
          <table:table-cell office:value-type="float" office:value="3387.73" calcext:value-type="float">
            <text:p>3387,73</text:p>
          </table:table-cell>
          <table:table-cell office:value-type="float" office:value="3369.57" calcext:value-type="float">
            <text:p>3369,5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206" calcext:value-type="float">
            <text:p>206</text:p>
          </table:table-cell>
          <table:table-cell office:value-type="float" office:value="3406.52" calcext:value-type="float">
            <text:p>3406,52</text:p>
          </table:table-cell>
          <table:table-cell office:value-type="float" office:value="3386.25" calcext:value-type="float">
            <text:p>3386,2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60.8" calcext:value-type="float">
            <text:p>11360,8</text:p>
          </table:table-cell>
          <table:table-cell office:value-type="float" office:value="11302.8" calcext:value-type="float">
            <text:p>11302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419.4" calcext:value-type="float">
            <text:p>11419,4</text:p>
          </table:table-cell>
          <table:table-cell office:value-type="float" office:value="11362.6" calcext:value-type="float">
            <text:p>11362,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65.2" calcext:value-type="float">
            <text:p>11365,2</text:p>
          </table:table-cell>
          <table:table-cell office:value-type="float" office:value="11307.1" calcext:value-type="float">
            <text:p>11307,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209" calcext:value-type="float">
            <text:p>209</text:p>
          </table:table-cell>
          <table:table-cell office:value-type="float" office:value="3363.43" calcext:value-type="float">
            <text:p>3363,43</text:p>
          </table:table-cell>
          <table:table-cell office:value-type="float" office:value="3345.54" calcext:value-type="float">
            <text:p>3345,54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209" calcext:value-type="float">
            <text:p>209</text:p>
          </table:table-cell>
          <table:table-cell office:value-type="float" office:value="3354.18" calcext:value-type="float">
            <text:p>3354,18</text:p>
          </table:table-cell>
          <table:table-cell office:value-type="float" office:value="3335.87" calcext:value-type="float">
            <text:p>3335,8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210" calcext:value-type="float">
            <text:p>210</text:p>
          </table:table-cell>
          <table:table-cell office:value-type="float" office:value="3371.71" calcext:value-type="float">
            <text:p>3371,71</text:p>
          </table:table-cell>
          <table:table-cell office:value-type="float" office:value="3354.06" calcext:value-type="float">
            <text:p>3354,0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32.9" calcext:value-type="float">
            <text:p>11332,9</text:p>
          </table:table-cell>
          <table:table-cell office:value-type="float" office:value="11276.8" calcext:value-type="float">
            <text:p>11276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28" calcext:value-type="float">
            <text:p>11328</text:p>
          </table:table-cell>
          <table:table-cell office:value-type="float" office:value="11273.5" calcext:value-type="float">
            <text:p>11273,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62" calcext:value-type="float">
            <text:p>62</text:p>
          </table:table-cell>
          <table:table-cell office:value-type="float" office:value="11388.2" calcext:value-type="float">
            <text:p>11388,2</text:p>
          </table:table-cell>
          <table:table-cell office:value-type="float" office:value="11326.4" calcext:value-type="float">
            <text:p>11326,4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</table:table>
      <table:table table:name="sse41" table:style-name="ta1"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2025-08-26T19:40:55+0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./throughput_sse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 on (12 X 3400 MHz CPU 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 Average: 0.62</text:p>
          </table:table-cell>
          <table:table-cell office:value-type="float" office:value="0.67" calcext:value-type="float">
            <text:p>0,67</text:p>
          </table:table-cell>
          <table:table-cell office:value-type="float" office:value="0.99" calcext:value-type="float">
            <text:p>0,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WARNING*** CPU scaling is enabled</text:p>
          </table:table-cell>
          <table:table-cell office:value-type="string" calcext:value-type="string">
            <text:p><text:s/>the benchmark real time measurements may be noisy and will incur extra overhe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177" calcext:value-type="float">
            <text:p>177</text:p>
          </table:table-cell>
          <table:table-cell office:value-type="float" office:value="3992.33" calcext:value-type="float">
            <text:p>3992,33</text:p>
          </table:table-cell>
          <table:table-cell office:value-type="float" office:value="3955.89" calcext:value-type="float">
            <text:p>3955,89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176" calcext:value-type="float">
            <text:p>176</text:p>
          </table:table-cell>
          <table:table-cell office:value-type="float" office:value="3987.44" calcext:value-type="float">
            <text:p>3987,44</text:p>
          </table:table-cell>
          <table:table-cell office:value-type="float" office:value="3962.99" calcext:value-type="float">
            <text:p>3962,99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176" calcext:value-type="float">
            <text:p>176</text:p>
          </table:table-cell>
          <table:table-cell office:value-type="float" office:value="4021.86" calcext:value-type="float">
            <text:p>4021,86</text:p>
          </table:table-cell>
          <table:table-cell office:value-type="float" office:value="3993.15" calcext:value-type="float">
            <text:p>3993,1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50" calcext:value-type="float">
            <text:p>50</text:p>
          </table:table-cell>
          <table:table-cell office:value-type="float" office:value="13823.2" calcext:value-type="float">
            <text:p>13823,2</text:p>
          </table:table-cell>
          <table:table-cell office:value-type="float" office:value="13757" calcext:value-type="float">
            <text:p>1375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50" calcext:value-type="float">
            <text:p>50</text:p>
          </table:table-cell>
          <table:table-cell office:value-type="float" office:value="13844.3" calcext:value-type="float">
            <text:p>13844,3</text:p>
          </table:table-cell>
          <table:table-cell office:value-type="float" office:value="13766.6" calcext:value-type="float">
            <text:p>13766,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51" calcext:value-type="float">
            <text:p>51</text:p>
          </table:table-cell>
          <table:table-cell office:value-type="float" office:value="13955.3" calcext:value-type="float">
            <text:p>13955,3</text:p>
          </table:table-cell>
          <table:table-cell office:value-type="float" office:value="13878.9" calcext:value-type="float">
            <text:p>13878,9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174" calcext:value-type="float">
            <text:p>174</text:p>
          </table:table-cell>
          <table:table-cell office:value-type="float" office:value="4025.67" calcext:value-type="float">
            <text:p>4025,67</text:p>
          </table:table-cell>
          <table:table-cell office:value-type="float" office:value="3999.58" calcext:value-type="float">
            <text:p>3999,5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176" calcext:value-type="float">
            <text:p>176</text:p>
          </table:table-cell>
          <table:table-cell office:value-type="float" office:value="4017.23" calcext:value-type="float">
            <text:p>4017,23</text:p>
          </table:table-cell>
          <table:table-cell office:value-type="float" office:value="3996.8" calcext:value-type="float">
            <text:p>3996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176" calcext:value-type="float">
            <text:p>176</text:p>
          </table:table-cell>
          <table:table-cell office:value-type="float" office:value="3996.86" calcext:value-type="float">
            <text:p>3996,86</text:p>
          </table:table-cell>
          <table:table-cell office:value-type="float" office:value="3972.54" calcext:value-type="float">
            <text:p>3972,54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50" calcext:value-type="float">
            <text:p>50</text:p>
          </table:table-cell>
          <table:table-cell office:value-type="float" office:value="13724" calcext:value-type="float">
            <text:p>13724</text:p>
          </table:table-cell>
          <table:table-cell office:value-type="float" office:value="13663.5" calcext:value-type="float">
            <text:p>13663,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51" calcext:value-type="float">
            <text:p>51</text:p>
          </table:table-cell>
          <table:table-cell office:value-type="float" office:value="13944.7" calcext:value-type="float">
            <text:p>13944,7</text:p>
          </table:table-cell>
          <table:table-cell office:value-type="float" office:value="13857.1" calcext:value-type="float">
            <text:p>13857,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50" calcext:value-type="float">
            <text:p>50</text:p>
          </table:table-cell>
          <table:table-cell office:value-type="float" office:value="13739.6" calcext:value-type="float">
            <text:p>13739,6</text:p>
          </table:table-cell>
          <table:table-cell office:value-type="float" office:value="13678.3" calcext:value-type="float">
            <text:p>13678,3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</table:table>
      <table:table table:name="sse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2025-08-26T19:41:22+0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./throughput_sse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 on (12 X 3400 MHz CPU 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 Average: 0.60</text:p>
          </table:table-cell>
          <table:table-cell office:value-type="float" office:value="0.67" calcext:value-type="float">
            <text:p>0,67</text:p>
          </table:table-cell>
          <table:table-cell office:value-type="float" office:value="0.98" calcext:value-type="float">
            <text:p>0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WARNING*** CPU scaling is enabled</text:p>
          </table:table-cell>
          <table:table-cell office:value-type="string" calcext:value-type="string">
            <text:p><text:s/>the benchmark real time measurements may be noisy and will incur extra overhe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176" calcext:value-type="float">
            <text:p>176</text:p>
          </table:table-cell>
          <table:table-cell office:value-type="float" office:value="4008.26" calcext:value-type="float">
            <text:p>4008,26</text:p>
          </table:table-cell>
          <table:table-cell office:value-type="float" office:value="3986.01" calcext:value-type="float">
            <text:p>3986,0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167" calcext:value-type="float">
            <text:p>167</text:p>
          </table:table-cell>
          <table:table-cell office:value-type="float" office:value="4041.31" calcext:value-type="float">
            <text:p>4041,31</text:p>
          </table:table-cell>
          <table:table-cell office:value-type="float" office:value="4018.57" calcext:value-type="float">
            <text:p>4018,5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177" calcext:value-type="float">
            <text:p>177</text:p>
          </table:table-cell>
          <table:table-cell office:value-type="float" office:value="3996.97" calcext:value-type="float">
            <text:p>3996,97</text:p>
          </table:table-cell>
          <table:table-cell office:value-type="float" office:value="3975.47" calcext:value-type="float">
            <text:p>3975,47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51" calcext:value-type="float">
            <text:p>51</text:p>
          </table:table-cell>
          <table:table-cell office:value-type="float" office:value="13830.5" calcext:value-type="float">
            <text:p>13830,5</text:p>
          </table:table-cell>
          <table:table-cell office:value-type="float" office:value="13743.1" calcext:value-type="float">
            <text:p>13743,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51" calcext:value-type="float">
            <text:p>51</text:p>
          </table:table-cell>
          <table:table-cell office:value-type="float" office:value="13904.4" calcext:value-type="float">
            <text:p>13904,4</text:p>
          </table:table-cell>
          <table:table-cell office:value-type="float" office:value="13835" calcext:value-type="float">
            <text:p>1383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50" calcext:value-type="float">
            <text:p>50</text:p>
          </table:table-cell>
          <table:table-cell office:value-type="float" office:value="14008.8" calcext:value-type="float">
            <text:p>14008,8</text:p>
          </table:table-cell>
          <table:table-cell office:value-type="float" office:value="13934.6" calcext:value-type="float">
            <text:p>13934,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174" calcext:value-type="float">
            <text:p>174</text:p>
          </table:table-cell>
          <table:table-cell office:value-type="float" office:value="4065.36" calcext:value-type="float">
            <text:p>4065,36</text:p>
          </table:table-cell>
          <table:table-cell office:value-type="float" office:value="4043.38" calcext:value-type="float">
            <text:p>4043,3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175" calcext:value-type="float">
            <text:p>175</text:p>
          </table:table-cell>
          <table:table-cell office:value-type="float" office:value="4001.87" calcext:value-type="float">
            <text:p>4001,87</text:p>
          </table:table-cell>
          <table:table-cell office:value-type="float" office:value="3982.1" calcext:value-type="float">
            <text:p>3982,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175" calcext:value-type="float">
            <text:p>175</text:p>
          </table:table-cell>
          <table:table-cell office:value-type="float" office:value="4036.3" calcext:value-type="float">
            <text:p>4036,3</text:p>
          </table:table-cell>
          <table:table-cell office:value-type="float" office:value="4015.66" calcext:value-type="float">
            <text:p>4015,6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51" calcext:value-type="float">
            <text:p>51</text:p>
          </table:table-cell>
          <table:table-cell office:value-type="float" office:value="13817.3" calcext:value-type="float">
            <text:p>13817,3</text:p>
          </table:table-cell>
          <table:table-cell office:value-type="float" office:value="13750.9" calcext:value-type="float">
            <text:p>13750,9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50" calcext:value-type="float">
            <text:p>50</text:p>
          </table:table-cell>
          <table:table-cell office:value-type="float" office:value="13938.2" calcext:value-type="float">
            <text:p>13938,2</text:p>
          </table:table-cell>
          <table:table-cell office:value-type="float" office:value="13868.6" calcext:value-type="float">
            <text:p>13868,6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51" calcext:value-type="float">
            <text:p>51</text:p>
          </table:table-cell>
          <table:table-cell office:value-type="float" office:value="13778.7" calcext:value-type="float">
            <text:p>13778,7</text:p>
          </table:table-cell>
          <table:table-cell office:value-type="float" office:value="13712.3" calcext:value-type="float">
            <text:p>13712,3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</table:table>
      <table:table table:name="no_sim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2025-08-26T19:41:57+0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./throughput_no_sim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 on (12 X 3400 MHz CPU 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 Average: 0.77</text:p>
          </table:table-cell>
          <table:table-cell office:value-type="float" office:value="0.71" calcext:value-type="float">
            <text:p>0,71</text:p>
          </table:table-cell>
          <table:table-cell office:value-type="float" office:value="0.98" calcext:value-type="float">
            <text:p>0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WARNING*** CPU scaling is enabled</text:p>
          </table:table-cell>
          <table:table-cell office:value-type="string" calcext:value-type="string">
            <text:p><text:s/>the benchmark real time measurements may be noisy and will incur extra overhe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33" calcext:value-type="float">
            <text:p>33</text:p>
          </table:table-cell>
          <table:table-cell office:value-type="float" office:value="21013.7" calcext:value-type="float">
            <text:p>21013,7</text:p>
          </table:table-cell>
          <table:table-cell office:value-type="float" office:value="20893.4" calcext:value-type="float">
            <text:p>20893,4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34" calcext:value-type="float">
            <text:p>34</text:p>
          </table:table-cell>
          <table:table-cell office:value-type="float" office:value="21035.8" calcext:value-type="float">
            <text:p>21035,8</text:p>
          </table:table-cell>
          <table:table-cell office:value-type="float" office:value="20928.3" calcext:value-type="float">
            <text:p>20928,3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no_key/1</text:p>
          </table:table-cell>
          <table:table-cell office:value-type="float" office:value="33" calcext:value-type="float">
            <text:p>33</text:p>
          </table:table-cell>
          <table:table-cell office:value-type="float" office:value="20989.1" calcext:value-type="float">
            <text:p>20989,1</text:p>
          </table:table-cell>
          <table:table-cell office:value-type="float" office:value="20890.1" calcext:value-type="float">
            <text:p>20890,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9" calcext:value-type="float">
            <text:p>9</text:p>
          </table:table-cell>
          <table:table-cell office:value-type="float" office:value="78539.1" calcext:value-type="float">
            <text:p>78539,1</text:p>
          </table:table-cell>
          <table:table-cell office:value-type="float" office:value="78195.5" calcext:value-type="float">
            <text:p>78195,5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9" calcext:value-type="float">
            <text:p>9</text:p>
          </table:table-cell>
          <table:table-cell office:value-type="float" office:value="78865.7" calcext:value-type="float">
            <text:p>78865,7</text:p>
          </table:table-cell>
          <table:table-cell office:value-type="float" office:value="78434.2" calcext:value-type="float">
            <text:p>78434,2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float_key_down/1</text:p>
          </table:table-cell>
          <table:table-cell office:value-type="float" office:value="9" calcext:value-type="float">
            <text:p>9</text:p>
          </table:table-cell>
          <table:table-cell office:value-type="float" office:value="78636.5" calcext:value-type="float">
            <text:p>78636,5</text:p>
          </table:table-cell>
          <table:table-cell office:value-type="float" office:value="78274.8" calcext:value-type="float">
            <text:p>78274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34" calcext:value-type="float">
            <text:p>34</text:p>
          </table:table-cell>
          <table:table-cell office:value-type="float" office:value="20921.8" calcext:value-type="float">
            <text:p>20921,8</text:p>
          </table:table-cell>
          <table:table-cell office:value-type="float" office:value="20828.9" calcext:value-type="float">
            <text:p>20828,9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33" calcext:value-type="float">
            <text:p>33</text:p>
          </table:table-cell>
          <table:table-cell office:value-type="float" office:value="21021" calcext:value-type="float">
            <text:p>21021</text:p>
          </table:table-cell>
          <table:table-cell office:value-type="float" office:value="20916.3" calcext:value-type="float">
            <text:p>20916,3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no_key/1</text:p>
          </table:table-cell>
          <table:table-cell office:value-type="float" office:value="34" calcext:value-type="float">
            <text:p>34</text:p>
          </table:table-cell>
          <table:table-cell office:value-type="float" office:value="21070.8" calcext:value-type="float">
            <text:p>21070,8</text:p>
          </table:table-cell>
          <table:table-cell office:value-type="float" office:value="20951" calcext:value-type="float">
            <text:p>20951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9" calcext:value-type="float">
            <text:p>9</text:p>
          </table:table-cell>
          <table:table-cell office:value-type="float" office:value="78649.2" calcext:value-type="float">
            <text:p>78649,2</text:p>
          </table:table-cell>
          <table:table-cell office:value-type="float" office:value="78171.3" calcext:value-type="float">
            <text:p>78171,3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9" calcext:value-type="float">
            <text:p>9</text:p>
          </table:table-cell>
          <table:table-cell office:value-type="float" office:value="79069.1" calcext:value-type="float">
            <text:p>79069,1</text:p>
          </table:table-cell>
          <table:table-cell office:value-type="float" office:value="78630.2" calcext:value-type="float">
            <text:p>78630,2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ughput_pcm_key_down/1</text:p>
          </table:table-cell>
          <table:table-cell office:value-type="float" office:value="9" calcext:value-type="float">
            <text:p>9</text:p>
          </table:table-cell>
          <table:table-cell office:value-type="float" office:value="78968.6" calcext:value-type="float">
            <text:p>78968,6</text:p>
          </table:table-cell>
          <table:table-cell office:value-type="float" office:value="78545.4" calcext:value-type="float">
            <text:p>78545,4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6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Breeze">
        <loext:color loext:name="dark1" loext:color="#232629"/>
        <loext:color loext:name="light1" loext:color="#fcfcfc"/>
        <loext:color loext:name="dark2" loext:color="#31363b"/>
        <loext:color loext:name="light2" loext:color="#eff0f1"/>
        <loext:color loext:name="accent1" loext:color="#da4453"/>
        <loext:color loext:name="accent2" loext:color="#f47750"/>
        <loext:color loext:name="accent3" loext:color="#fdbc4b"/>
        <loext:color loext:name="accent4" loext:color="#c9ce3b"/>
        <loext:color loext:name="accent5" loext:color="#1cdc9a"/>
        <loext:color loext:name="accent6" loext:color="#2ecc71"/>
        <loext:color loext:name="hyperlink" loext:color="#1d99f3"/>
        <loext:color loext:name="followed-hyperlink" loext:color="#3daee9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000000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8-27">00/00/0000</text:date></text:span><text:span text:style-name="MT1">, </text:span><text:span text:style-name="MT1"><text:time style:data-style-name="N2" text:time-value="00:54:00.17492945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7T01:04:39.737765105</dc:date>
    <meta:editing-duration>PT28M13S</meta:editing-duration>
    <meta:editing-cycles>4</meta:editing-cycles>
    <meta:generator>LibreOffice/25.2.5.2$Linux_X86_64 LibreOffice_project/520$Build-2</meta:generator>
    <meta:document-statistic meta:table-count="7" meta:cell-count="44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567cm" svg:height="9.006cm" xlink:href=".." xlink:type="simple" chart:class="chart:bar" chart:style-name="ch1">
        <chart:title svg:x="7.062cm" svg:y="0.316cm" chart:style-name="ch2">
          <text:p><text:span text:style-name="T1">Throughput float</text:span></text:p>
        </chart:title>
        <chart:legend chart:legend-position="end" svg:x="15.99cm" svg:y="3.955cm" style:legend-expansion="high" chart:style-name="ch3"/>
        <chart:plot-area chart:style-name="ch4" svg:x="1.362cm" svg:y="1.275cm" svg:width="14.277cm" svg:height="7.551cm">
          <chart:coordinate-region svg:x="2.761cm" svg:y="1.474cm" svg:width="12.878cm" svg:height="6.705cm"/>
          <chart:axis chart:dimension="x" chart:name="primary-x" chart:style-name="ch5" chartooo:axis-type="auto">
            <chartooo:date-scale/>
            <chart:categories table:cell-range-address="data.B1:data.F1"/>
          </chart:axis>
          <chart:axis chart:dimension="y" chart:name="primary-y" chart:style-name="ch6">
            <chart:title svg:x="0.451cm" svg:y="5.416cm" chart:style-name="ch7">
              <text:p><text:span text:style-name="T2">kB/s</text:span></text:p>
            </chart:title>
            <chart:grid chart:style-name="ch8" chart:class="major"/>
          </chart:axis>
          <chart:series chart:style-name="ch9" chart:values-cell-range-address="data.B2:data.F2" loext:label-string="noise" chart:class="chart:bar">
            <chart:data-point chart:repeated="5"/>
          </chart:series>
          <chart:series chart:style-name="ch10" chart:values-cell-range-address="data.B3:data.F3" loext:label-string="key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ise</text:p>
              </table:table-cell>
              <table:table-cell office:value-type="string">
                <text:p>key</text:p>
              </table:table-cell>
            </table:table-row>
          </table:table-header-rows>
          <table:table-rows>
            <table:table-row>
              <table:table-cell office:value-type="string">
                <text:p>AVX2</text:p>
                <draw:g>
                  <svg:desc>data.B1:data.F1</svg:desc>
                </draw:g>
              </table:table-cell>
              <table:table-cell office:value-type="float" office:value="301308.514613757">
                <text:p>301308.514613757</text:p>
                <draw:g>
                  <svg:desc>data.B2:data.F2</svg:desc>
                </draw:g>
              </table:table-cell>
              <table:table-cell office:value-type="float" office:value="90350.0180876501">
                <text:p>90350.0180876501</text:p>
                <draw:g>
                  <svg:desc>data.B3:data.F3</svg:desc>
                </draw:g>
              </table:table-cell>
            </table:table-row>
            <table:table-row>
              <table:table-cell office:value-type="string">
                <text:p>FMA3</text:p>
              </table:table-cell>
              <table:table-cell office:value-type="float" office:value="303896.342856804">
                <text:p>303896.342856804</text:p>
              </table:table-cell>
              <table:table-cell office:value-type="float" office:value="90597.0202073822">
                <text:p>90597.0202073822</text:p>
              </table:table-cell>
            </table:table-row>
            <table:table-row>
              <table:table-cell office:value-type="string">
                <text:p>SSE4.1</text:p>
              </table:table-cell>
              <table:table-cell office:value-type="float" office:value="258854.518199444">
                <text:p>258854.518199444</text:p>
              </table:table-cell>
              <table:table-cell office:value-type="float" office:value="74434.8331758378">
                <text:p>74434.8331758378</text:p>
              </table:table-cell>
            </table:table-row>
            <table:table-row>
              <table:table-cell office:value-type="string">
                <text:p>SSE2</text:p>
              </table:table-cell>
              <table:table-cell office:value-type="float" office:value="257579.606939557">
                <text:p>257579.606939557</text:p>
              </table:table-cell>
              <table:table-cell office:value-type="float" office:value="74510.117804571">
                <text:p>74510.117804571</text:p>
              </table:table-cell>
            </table:table-row>
            <table:table-row>
              <table:table-cell office:value-type="string">
                <text:p>no SIMD</text:p>
              </table:table-cell>
              <table:table-cell office:value-type="float" office:value="49018.4345694851">
                <text:p>49018.4345694851</text:p>
              </table:table-cell>
              <table:table-cell office:value-type="float" office:value="13095.3827266275">
                <text:p>13095.3827266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539cm" svg:height="9cm" xlink:href=".." xlink:type="simple" chart:class="chart:bar" chart:style-name="ch1">
        <chart:title svg:x="6.973cm" svg:y="0.316cm" chart:style-name="ch2">
          <text:p>Throughput PCM</text:p>
        </chart:title>
        <chart:legend chart:legend-position="end" svg:x="15.962cm" svg:y="3.952cm" style:legend-expansion="high" chart:style-name="ch3"/>
        <chart:plot-area chart:style-name="ch4" svg:x="1.361cm" svg:y="1.275cm" svg:width="14.251cm" svg:height="7.545cm">
          <chart:coordinate-region svg:x="2.76cm" svg:y="1.474cm" svg:width="12.852cm" svg:height="6.699cm"/>
          <chart:axis chart:dimension="x" chart:name="primary-x" chart:style-name="ch5" chartooo:axis-type="auto">
            <chartooo:date-scale/>
            <chart:categories table:cell-range-address="data.B1:data.F1"/>
          </chart:axis>
          <chart:axis chart:dimension="y" chart:name="primary-y" chart:style-name="ch6">
            <chart:title svg:x="0.451cm" svg:y="5.413cm" chart:style-name="ch7">
              <text:p><text:span text:style-name="T1">kB/s</text:span></text:p>
            </chart:title>
            <chart:grid chart:style-name="ch8" chart:class="major"/>
          </chart:axis>
          <chart:series chart:style-name="ch9" chart:values-cell-range-address="data.B4:data.F4" loext:label-string="noise" chart:class="chart:bar">
            <chart:data-point chart:repeated="5"/>
            <loext:propertry-mapping loext:property="BorderColor" loext:cell-range-address=""/>
          </chart:series>
          <chart:series chart:style-name="ch10" chart:values-cell-range-address="data.B5:data.F5" loext:label-string="key" chart:class="chart:bar">
            <chart:data-point chart:repeated="5"/>
            <loext:propertry-mapping loext:property="BorderColor" loext:cell-range-address="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ise</text:p>
              </table:table-cell>
              <table:table-cell office:value-type="string">
                <text:p/>
              </table:table-cell>
              <table:table-cell office:value-type="string">
                <text:p>ke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X2</text:p>
                <draw:g>
                  <svg:desc>data.B1:data.F1</svg:desc>
                </draw:g>
              </table:table-cell>
              <table:table-cell office:value-type="float" office:value="303722.378763162">
                <text:p>303722.378763162</text:p>
                <draw:g>
                  <svg:desc>data.B4:data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0624.2809352709">
                <text:p>90624.2809352709</text:p>
                <draw:g>
                  <svg:desc>data.B5:data.F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MA3</text:p>
              </table:table-cell>
              <table:table-cell office:value-type="float" office:value="306966.398570688">
                <text:p>306966.398570688</text:p>
              </table:table-cell>
              <table:table-cell office:value-type="float" office:value="NaN">
                <text:p>NaN</text:p>
              </table:table-cell>
              <table:table-cell office:value-type="float" office:value="90832.4832571961">
                <text:p>90832.483257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E4.1</text:p>
              </table:table-cell>
              <table:table-cell office:value-type="float" office:value="257769.588223152">
                <text:p>257769.588223152</text:p>
              </table:table-cell>
              <table:table-cell office:value-type="float" office:value="NaN">
                <text:p>NaN</text:p>
              </table:table-cell>
              <table:table-cell office:value-type="float" office:value="74944.1943865042">
                <text:p>74944.194386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E2</text:p>
              </table:table-cell>
              <table:table-cell office:value-type="float" office:value="257150.74960448">
                <text:p>257150.74960448</text:p>
              </table:table-cell>
              <table:table-cell office:value-type="float" office:value="NaN">
                <text:p>NaN</text:p>
              </table:table-cell>
              <table:table-cell office:value-type="float" office:value="74677.4793433633">
                <text:p>74677.4793433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 SIMD</text:p>
              </table:table-cell>
              <table:table-cell office:value-type="float" office:value="49162.4617718651">
                <text:p>49162.4617718651</text:p>
              </table:table-cell>
              <table:table-cell office:value-type="float" office:value="NaN">
                <text:p>NaN</text:p>
              </table:table-cell>
              <table:table-cell office:value-type="float" office:value="13099.4367498046">
                <text:p>13099.43674980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